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orizontal_20_Line">
      <style:text-properties officeooo:paragraph-rsid="0040207b"/>
    </style:style>
    <style:style style:name="P3" style:family="paragraph" style:parent-style-name="Standard">
      <style:text-properties officeooo:paragraph-rsid="0040207b"/>
    </style:style>
    <style:style style:name="P4" style:family="paragraph" style:parent-style-name="Text_20_body">
      <style:text-properties officeooo:paragraph-rsid="0040207b"/>
    </style:style>
    <style:style style:name="P5" style:family="paragraph" style:parent-style-name="Text_20_body">
      <style:text-properties officeooo:rsid="0040207b" officeooo:paragraph-rsid="0040207b"/>
    </style:style>
    <style:style style:name="P6" style:family="paragraph" style:parent-style-name="Text_20_body">
      <style:text-properties officeooo:paragraph-rsid="0068c4dd"/>
    </style:style>
    <style:style style:name="P7" style:family="paragraph" style:parent-style-name="Text_20_body" style:list-style-name="OrgBulletedList"/>
    <style:style style:name="P8" style:family="paragraph" style:parent-style-name="Text_20_body" style:list-style-name="OrgBulletedList">
      <style:text-properties officeooo:paragraph-rsid="007211ca"/>
    </style:style>
    <style:style style:name="P9" style:family="paragraph" style:parent-style-name="Text_20_body" style:list-style-name="OrgBulletedList">
      <style:text-properties officeooo:paragraph-rsid="00418e29"/>
    </style:style>
    <style:style style:name="P10" style:family="paragraph" style:parent-style-name="Text_20_body" style:list-style-name="OrgBulletedList">
      <style:text-properties officeooo:paragraph-rsid="0081ac02"/>
    </style:style>
    <style:style style:name="P11" style:family="paragraph" style:parent-style-name="Text_20_body" style:list-style-name="OrgBulletedList">
      <style:text-properties officeooo:paragraph-rsid="000c2b3f"/>
    </style:style>
    <style:style style:name="P12" style:family="paragraph" style:parent-style-name="Text_20_body" style:list-style-name="OrgBulletedList">
      <style:text-properties officeooo:paragraph-rsid="005ffd05"/>
    </style:style>
    <style:style style:name="P13" style:family="paragraph" style:parent-style-name="Text_20_body" style:list-style-name="OrgBulletedList">
      <style:text-properties officeooo:paragraph-rsid="0084de96"/>
    </style:style>
    <style:style style:name="P14" style:family="paragraph" style:parent-style-name="Text_20_body" style:list-style-name="OrgBulletedList">
      <style:text-properties officeooo:paragraph-rsid="00851588"/>
    </style:style>
    <style:style style:name="P15" style:family="paragraph" style:parent-style-name="Text_20_body" style:list-style-name="OrgBulletedList">
      <style:text-properties officeooo:paragraph-rsid="00ab4097"/>
    </style:style>
    <style:style style:name="T1" style:family="text">
      <style:text-properties officeooo:rsid="00133ee8"/>
    </style:style>
    <style:style style:name="T2" style:family="text">
      <style:text-properties officeooo:rsid="00173fe6"/>
    </style:style>
    <style:style style:name="T3" style:family="text">
      <style:text-properties officeooo:rsid="001b211d"/>
    </style:style>
    <style:style style:name="T4" style:family="text">
      <style:text-properties officeooo:rsid="001bed21"/>
    </style:style>
    <style:style style:name="T5" style:family="text">
      <style:text-properties officeooo:rsid="001d6c4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2a6099" loext:opacity="100%"/>
    </style:style>
    <style:style style:name="T8" style:family="text">
      <style:text-properties fo:color="#2a6099" loext:opacity="100%" officeooo:rsid="004967b4"/>
    </style:style>
    <style:style style:name="T9" style:family="text">
      <style:text-properties fo:color="#2a6099" loext:opacity="100%" officeooo:rsid="0054a397"/>
    </style:style>
    <style:style style:name="T10" style:family="text">
      <style:text-properties fo:color="#2a6099" loext:opacity="100%" fo:font-weight="normal" style:font-weight-asian="normal" style:font-weight-complex="normal"/>
    </style:style>
    <style:style style:name="T11" style:family="text">
      <style:text-properties fo:color="#2a6099" loext:opacity="100%" officeooo:rsid="00a1870a"/>
    </style:style>
    <style:style style:name="T12" style:family="text">
      <style:text-properties fo:color="#2a6099" loext:opacity="100%" officeooo:rsid="00a18a4b"/>
    </style:style>
    <style:style style:name="T13" style:family="text">
      <style:text-properties fo:color="#611729" loext:opacity="100%"/>
    </style:style>
    <style:style style:name="T14" style:family="text">
      <style:text-properties fo:color="#333333" loext:opacity="100%"/>
    </style:style>
    <style:style style:name="T15" style:family="text">
      <style:text-properties fo:color="#333333" loext:opacity="100%" fo:font-weight="bold" style:font-weight-asian="bold" style:font-weight-complex="bold"/>
    </style:style>
    <style:style style:name="T16" style:family="text">
      <style:text-properties fo:color="#333333" loext:opacity="100%" fo:font-weight="bold" officeooo:rsid="005e19e2" style:font-weight-asian="bold" style:font-weight-complex="bold"/>
    </style:style>
    <style:style style:name="T17" style:family="text">
      <style:text-properties fo:color="#333333" loext:opacity="100%" fo:font-weight="bold" officeooo:rsid="003bff49" style:font-weight-asian="bold" style:font-weight-complex="bold"/>
    </style:style>
    <style:style style:name="T18" style:family="text">
      <style:text-properties fo:color="#333333" loext:opacity="100%" fo:font-weight="bold" officeooo:rsid="00851588" style:font-weight-asian="bold" style:font-weight-complex="bold"/>
    </style:style>
    <style:style style:name="T19" style:family="text">
      <style:text-properties fo:color="#333333" loext:opacity="100%" fo:font-weight="bold" officeooo:rsid="008e600f" style:font-weight-asian="bold" style:font-weight-complex="bold"/>
    </style:style>
    <style:style style:name="T20" style:family="text">
      <style:text-properties fo:color="#333333" loext:opacity="100%" officeooo:rsid="0084cafe"/>
    </style:style>
    <style:style style:name="T21" style:family="text">
      <style:text-properties fo:color="#333333" loext:opacity="100%" style:font-weight-asian="bold" style:font-weight-complex="bold"/>
    </style:style>
    <style:style style:name="T22" style:family="text">
      <style:text-properties fo:color="#333333" loext:opacity="100%" fo:font-weight="normal" style:font-weight-asian="normal" style:font-weight-complex="normal"/>
    </style:style>
    <style:style style:name="T23" style:family="text">
      <style:text-properties fo:color="#333333" loext:opacity="100%" fo:font-weight="normal" officeooo:rsid="008e600f" style:font-weight-asian="normal" style:font-weight-complex="normal"/>
    </style:style>
    <style:style style:name="T24" style:family="text">
      <style:text-properties fo:color="#333333" loext:opacity="100%" fo:font-weight="normal" officeooo:rsid="003bff49" style:font-weight-asian="normal" style:font-weight-complex="normal"/>
    </style:style>
    <style:style style:name="T25" style:family="text">
      <style:text-properties officeooo:rsid="003a39f2"/>
    </style:style>
    <style:style style:name="T26" style:family="text">
      <style:text-properties officeooo:rsid="003cb7f9"/>
    </style:style>
    <style:style style:name="T27" style:family="text">
      <style:text-properties officeooo:rsid="0052f1dc"/>
    </style:style>
    <style:style style:name="T28" style:family="text">
      <style:text-properties officeooo:rsid="00624cca"/>
    </style:style>
    <style:style style:name="T29" style:family="text">
      <style:text-properties officeooo:rsid="007bea66"/>
    </style:style>
    <style:style style:name="T30" style:family="text">
      <style:text-properties officeooo:rsid="007d3679"/>
    </style:style>
    <style:style style:name="T31" style:family="text">
      <style:text-properties officeooo:rsid="007ed5dd"/>
    </style:style>
    <style:style style:name="T32" style:family="text">
      <style:text-properties officeooo:rsid="007efede"/>
    </style:style>
    <style:style style:name="T33" style:family="text">
      <style:text-properties officeooo:rsid="0081ac02"/>
    </style:style>
    <style:style style:name="T34" style:family="text">
      <style:text-properties officeooo:rsid="0084de96"/>
    </style:style>
    <style:style style:name="T35" style:family="text">
      <style:text-properties officeooo:rsid="00869951"/>
    </style:style>
    <style:style style:name="T36" style:family="text">
      <style:text-properties officeooo:rsid="008c77bb"/>
    </style:style>
    <style:style style:name="T37" style:family="text">
      <style:text-properties fo:color="#000000" loext:opacity="100%" fo:font-weight="normal" style:font-weight-asian="normal" style:font-weight-complex="normal"/>
    </style:style>
    <style:style style:name="T38" style:family="text">
      <style:text-properties fo:color="#000000" loext:opacity="100%" fo:font-weight="normal" officeooo:rsid="008e600f" style:font-weight-asian="normal" style:font-weight-complex="normal"/>
    </style:style>
    <style:style style:name="T39" style:family="text">
      <style:text-properties fo:color="#000000" loext:opacity="100%" fo:font-weight="normal" officeooo:rsid="003bff49" style:font-weight-asian="normal" style:font-weight-complex="normal"/>
    </style:style>
    <style:style style:name="T40" style:family="text">
      <style:text-properties fo:color="#000000" loext:opacity="100%" fo:font-weight="normal" officeooo:rsid="009248ca" style:font-weight-asian="normal" style:font-weight-complex="normal"/>
    </style:style>
    <style:style style:name="T41" style:family="text">
      <style:text-properties fo:color="#000000" loext:opacity="100%" fo:font-weight="normal" officeooo:rsid="00973827" style:font-weight-asian="normal" style:font-weight-complex="normal"/>
    </style:style>
    <style:style style:name="T42" style:family="text">
      <style:text-properties fo:color="#000000" loext:opacity="100%" fo:font-weight="normal" officeooo:rsid="009cb27c" style:font-weight-asian="normal" style:font-weight-complex="normal"/>
    </style:style>
    <style:style style:name="T43" style:family="text">
      <style:text-properties fo:color="#000000" loext:opacity="100%" fo:font-weight="normal" officeooo:rsid="009dbdfd" style:font-weight-asian="normal" style:font-weight-complex="normal"/>
    </style:style>
    <style:style style:name="T44" style:family="text">
      <style:text-properties fo:color="#000000" loext:opacity="100%" officeooo:rsid="00a18a4b"/>
    </style:style>
    <style:style style:name="T45" style:family="text">
      <style:text-properties fo:color="#000000" loext:opacity="100%" officeooo:rsid="00a1870a"/>
    </style:style>
    <style:style style:name="T46" style:family="text">
      <style:text-properties officeooo:rsid="009b0d25"/>
    </style:style>
    <style:style style:name="T47" style:family="text">
      <style:text-properties officeooo:rsid="009cb27c"/>
    </style:style>
    <style:style style:name="T48" style:family="text">
      <style:text-properties officeooo:rsid="00a67430"/>
    </style:style>
    <style:style style:name="T49" style:family="text">
      <style:text-properties officeooo:rsid="00a82f42"/>
    </style:style>
    <style:style style:name="T50" style:family="text">
      <style:text-properties officeooo:rsid="00a95c7a"/>
    </style:style>
    <style:style style:name="T51" style:family="text">
      <style:text-properties officeooo:rsid="00ab4097"/>
    </style:style>
  </office:automatic-styles>
  <office:body>
    <office:text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0" text:name="Figure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Text_20_body"><text:span text:style-name="Bold"><text:span text:style-name="T14">Euber Alexandre de Sousa Barbosa</text:span></text:span><text:span text:style-name="T13"> </text:span></text:p>
      <text:p text:style-name="P6"><text:a xlink:type="simple" xlink:href="https://www.linkedin.com/in/easbarba/" text:style-name="Internet_20_link" text:visited-style-name="Visited_20_Internet_20_Link"><text:span text:style-name="T8">linkedin.com/in/easbarba</text:span></text:a> | <text:a xlink:type="simple" xlink:href="mailto:easbarba@outlook.com?subject=Vagas" text:style-name="Internet_20_link" text:visited-style-name="Visited_20_Internet_20_Link"><text:span text:style-name="T9">easbarba@outlook.com</text:span></text:a><text:span text:style-name="T7"> </text:span><text:span text:style-name="T11">| </text:span><text:span text:style-name="T44">(</text:span><text:span text:style-name="T45">61</text:span><text:span text:style-name="T44">) </text:span><text:span text:style-name="T45">991907636</text:span></text:p>
      <text:p text:style-name="Text_20_body"/>
      <text:p text:style-name="P5">SOBRE</text:p>
      <text:p text:style-name="P2"/>
      <text:p text:style-name="P3">Seguindo a filosofia Unix - simplicidade, claridade e frugalidade - como norte, busco criar sistemas simples e usáveis com foco em usuários experientes e extensivo uso de ferramentas CLI.</text:p>
      <text:p text:style-name="P4"/>
      <text:p text:style-name="Text_20_body"><text:span text:style-name="Bold"><text:span text:style-name="T6">HABILIDADES</text:span></text:span> </text:p>
      <text:p text:style-name="Horizontal_20_Line"/>
      <text:list xml:id="list3269398128" text:style-name="OrgBulletedList">
        <text:list-item>
          <text:p text:style-name="P7"><text:span text:style-name="Bold"><text:span text:style-name="T14">linguagens</text:span></text:span>: <text:span text:style-name="T48">j</text:span>avaScript, <text:span text:style-name="T48">r</text:span>uby, <text:span text:style-name="T48">g</text:span>uile <text:span text:style-name="T48">s</text:span><text:span text:style-name="T5">cheme</text:span>, <text:span text:style-name="T48">e</text:span><text:span text:style-name="T4">macs-</text:span><text:span text:style-name="T48">l</text:span><text:span text:style-name="T4">isp,</text:span> <text:span text:style-name="T48">a</text:span>wk.</text:p>
        </text:list-item>
        <text:list-item>
          <text:p text:style-name="P7"><text:span text:style-name="Bold"><text:span text:style-name="T14">frameworks</text:span></text:span>: <text:span text:style-name="T49">e</text:span><text:span text:style-name="T31">xpress.js</text:span>.</text:p>
        </text:list-item>
        <text:list-item>
          <text:p text:style-name="P7"><text:span text:style-name="Bold"><text:span text:style-name="T14">unit-test</text:span></text:span>: <text:span text:style-name="T49">m</text:span><text:span text:style-name="T26">ocha</text:span>, <text:span text:style-name="T49">r</text:span><text:span text:style-name="T3">spec</text:span>.</text:p>
        </text:list-item>
        <text:list-item>
          <text:p text:style-name="P7"><text:span text:style-name="Bold"><text:span text:style-name="T14">distros</text:span></text:span>: <text:span text:style-name="T49">d</text:span>ebian, <text:span text:style-name="T49">f</text:span>edora, <text:span text:style-name="T49">a</text:span>rch.</text:p>
        </text:list-item>
        <text:list-item>
          <text:p text:style-name="P15"><text:span text:style-name="Bold"><text:span text:style-name="T14">script</text:span></text:span>: <text:span text:style-name="T50">s</text:span>ed, find, <text:span text:style-name="T50">b</text:span>ash, <text:span text:style-name="T51">zsh, </text:span>fish shell.</text:p>
        </text:list-item>
        <text:list-item>
          <text:p text:style-name="P7"><text:span text:style-name="Bold"><text:span text:style-name="T20">devops</text:span></text:span>: dockerfile, docker compose, podman, vagrantfile, qemu/kvm.</text:p>
        </text:list-item>
        <text:list-item>
          <text:p text:style-name="P7"><text:span text:style-name="Bold"><text:span text:style-name="T14">git</text:span></text:span>: merge, rebase, format-patch.</text:p>
        </text:list-item>
        <text:list-item>
          <text:p text:style-name="P13"><text:span text:style-name="T16">i</text:span><text:span text:style-name="T15">nglês</text:span>: <text:span text:style-name="T1">a</text:span>tivo(<text:span text:style-name="T34">i</text:span>ntermediário), <text:span text:style-name="T1">p</text:span>assivo(avançado).</text:p>
        </text:list-item>
      </text:list>
      <text:p text:style-name="Text_20_body"><text:span text:style-name="Bold"/></text:p>
      <text:p text:style-name="Text_20_body"><text:span text:style-name="Bold"><text:span text:style-name="T6">PROJETOS</text:span></text:span> </text:p>
      <text:p text:style-name="Horizontal_20_Line"/>
      <text:list xml:id="list20134639787161" text:style-name="OrgBulletedList">
        <text:list-item>
          <text:p text:style-name="P8"><text:span text:style-name="Bold"><text:span text:style-name="T15">distro.js</text:span></text:span><text:span text:style-name="T6">:</text:span> <text:span text:style-name="T33">s</text:span>ystem packages management made easy.</text:p>
          <text:list>
            <text:list-header>
              <text:p text:style-name="P9"><text:span text:style-name="T47">n</text:span>ode.js, <text:span text:style-name="T25">mocha</text:span>, <text:span text:style-name="T29">yaml</text:span>, docker | <text:a xlink:type="simple" xlink:href="https://github.com/easbarba/distro.js" text:style-name="Internet_20_link" text:visited-style-name="Visited_20_Internet_20_Link"><text:span text:style-name="T7">github.com/easbarba/distro.js</text:span></text:a></text:p>
              <text:p text:style-name="P9"><text:span text:style-name="T7"/></text:p>
            </text:list-header>
          </text:list>
        </text:list-item>
        <text:list-item>
          <text:p text:style-name="P14"><text:span text:style-name="Bold"><text:span text:style-name="T15">floss</text:span></text:span>: <text:span text:style-name="T46">personal website with miscellaneous articles</text:span>.</text:p>
          <text:list>
            <text:list-header>
              <text:p text:style-name="P14"><text:span text:style-name="Bold"><text:span text:style-name="T42">e</text:span></text:span><text:span text:style-name="Bold"><text:span text:style-name="T38">xpress.</text:span></text:span><text:span text:style-name="Bold"><text:span text:style-name="T40">js</text:span></text:span><text:span text:style-name="Bold"><text:span text:style-name="T37">, </text:span></text:span><text:span text:style-name="Bold"><text:span text:style-name="T43">handlerbars</text:span></text:span><text:span text:style-name="Bold"><text:span text:style-name="T41">,</text:span></text:span><text:span text:style-name="Bold"><text:span text:style-name="T37"> </text:span></text:span><text:span text:style-name="Bold"><text:span text:style-name="T40">mocha</text:span></text:span><text:span text:style-name="Bold"><text:span text:style-name="T37">, docker</text:span></text:span><text:span text:style-name="Bold"><text:span text:style-name="T15"> | </text:span></text:span><text:a xlink:type="simple" xlink:href="https://github.com/easbarba/website" text:style-name="Internet_20_link" text:visited-style-name="Visited_20_Internet_20_Link"><text:span text:style-name="Bold"><text:span text:style-name="T10">github.com/easbarba/website</text:span></text:span></text:a></text:p>
              <text:p text:style-name="P14"><text:span text:style-name="Bold"><text:span text:style-name="T10"/></text:span></text:p>
            </text:list-header>
          </text:list>
        </text:list-item>
        <text:list-item>
          <text:p text:style-name="P10"><text:span text:style-name="Bold"><text:span text:style-name="T15">distro.</text:span></text:span><text:span text:style-name="Bold"><text:span text:style-name="T18">rb</text:span></text:span>: <text:span text:style-name="T33">s</text:span>ystem packages management made easy.</text:p>
          <text:list>
            <text:list-header>
              <text:p text:style-name="P11">ruby, rspec, yaml, docker | <text:a xlink:type="simple" xlink:href="https://github.com/easbarba/distro" text:style-name="Internet_20_link" text:visited-style-name="Visited_20_Internet_20_Link"><text:span text:style-name="T7">github.com/easbarba/distro</text:span></text:a></text:p>
            </text:list-header>
          </text:list>
        </text:list-item>
      </text:list>
      <text:p text:style-name="Text_20_body"/>
      <text:p text:style-name="Text_20_body">Também <text:span text:style-name="T35">ajudo </text:span><text:span text:style-name="T36">a</text:span><text:span text:style-name="T35"> </text:span>projetos de extensões Emacs <text:span text:style-name="T28">e </text:span>Guix.</text:p>
      <text:p text:style-name="Text_20_body"><text:span text:style-name="Bold"/></text:p>
      <text:p text:style-name="Text_20_body">EDUCAÇÃO</text:p>
      <text:p text:style-name="Horizontal_20_Line"/>
      <text:list xml:id="list20134789007364" text:style-name="OrgBulletedList">
        <text:list-item>
          <text:p text:style-name="P7">Ciência da Computação @ Estacio <text:span text:style-name="T2">[</text:span>Cursando<text:span text:style-name="T2">] </text:span><text:span text:style-name="T27"><text:s/></text:span></text:p>
        </text:list-item>
        <text:list-item>
          <text:p text:style-name="P12">Direito @ IESB <text:span text:style-name="T2">[</text:span>Trancado<text:span text:style-name="T2">]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>
        <style:tab-stops>
          <style:tab-stop style:position="6.6929in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in" fo:margin-bottom="0in" style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in" fo:margin-bottom="0in" style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OrgFootnoteQuotations" style:family="paragraph" style:parent-style-name="Footnote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in" fo:border="none" style:shadow="none"/>
    </style:style>
    <style:style style:name="OrgClock" style:family="paragraph" style:parent-style-name="Text_20_body">
      <style:paragraph-properties fo:margin-top="0in" fo:margin-bottom="0in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193in" fo:border="0.06pt solid #000000" style:shadow="none"/>
    </style:style>
    <style:style style:name="OrgFixedWidthBlockLastLine" style:family="paragraph" style:parent-style-name="OrgFixedWidthBlock">
      <style:paragraph-properties fo:margin-top="0in" fo:margin-bottom="0.0827in" style:contextual-spacing="false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>
      <style:paragraph-properties fo:margin-top="0in" fo:margin-bottom="0.0827in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style:contextual-spacing="false" style:page-number="auto" fo:padding="0in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.0161in" style:rel-width="100%" fo:min-height="0.0161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draw:fill="none" draw:fill-color="#729fcf" fo:padding="0in" fo:border="none" style:shadow="none" draw:shadow-opacity="100%"/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style:shadow="none" draw:shadow-opacity="100%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0591in" fo:border="0.26pt solid #000000" style:shadow="none" draw:shadow-opacity="100%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loext:num-list-format="%2%" text:bullet-char="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loext:num-list-format="%3%" text:bullet-char="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loext:num-list-format="%4%" text:bullet-char="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loext:num-list-format="%5%" text:bullet-char="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loext:num-list-format="%6%" text:bullet-char="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loext:num-list-format="%7%" text:bullet-char="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loext:num-list-format="%8%" text:bullet-char="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loext:num-list-format="%9%" text:bullet-char="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OrgNumberedList">
      <text:list-level-style-number text:level="1" loext:num-list-format="%1%." style:num-suffix="." style:num-format="1">
        <style:list-level-properties text:space-before="0.25in" text:min-label-width="0.25in"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OpenSymbol"/>
      </text:list-level-style-bullet>
      <text:list-level-style-bullet text:level="2" text:style-name="Bullet_5f_20_5f_Symbols" loext:num-list-format="%2%." style:num-suffix="." text:bullet-char="â">
        <style:list-level-properties text:space-before="0.5in" text:min-label-width="0.25in"/>
        <style:text-properties style:font-name="StarSymbol"/>
      </text:list-level-style-bullet>
      <text:list-level-style-bullet text:level="3" text:style-name="Bullet_5f_20_5f_Symbols" loext:num-list-format="%3%." style:num-suffix="." text:bullet-char="â">
        <style:list-level-properties text:space-before="0.75in" text:min-label-width="0.25in"/>
        <style:text-properties style:font-name="StarSymbol"/>
      </text:list-level-style-bullet>
      <text:list-level-style-bullet text:level="4" text:style-name="Bullet_5f_20_5f_Symbols" loext:num-list-format="%4%." style:num-suffix="." text:bullet-char="â">
        <style:list-level-properties text:space-before="1in" text:min-label-width="0.25in"/>
        <style:text-properties style:font-name="StarSymbol"/>
      </text:list-level-style-bullet>
      <text:list-level-style-bullet text:level="5" text:style-name="Bullet_5f_20_5f_Symbols" loext:num-list-format="%5%." style:num-suffix="." text:bullet-char="â">
        <style:list-level-properties text:space-before="1.25in" text:min-label-width="0.25in"/>
        <style:text-properties style:font-name="StarSymbol"/>
      </text:list-level-style-bullet>
      <text:list-level-style-bullet text:level="6" text:style-name="Bullet_5f_20_5f_Symbols" loext:num-list-format="%6%." style:num-suffix="." text:bullet-char="â">
        <style:list-level-properties text:space-before="1.5in" text:min-label-width="0.25in"/>
        <style:text-properties style:font-name="StarSymbol"/>
      </text:list-level-style-bullet>
      <text:list-level-style-bullet text:level="7" text:style-name="Bullet_5f_20_5f_Symbols" loext:num-list-format="%7%." style:num-suffix="." text:bullet-char="â">
        <style:list-level-properties text:space-before="1.75in" text:min-label-width="0.25in"/>
        <style:text-properties style:font-name="StarSymbol"/>
      </text:list-level-style-bullet>
      <text:list-level-style-bullet text:level="8" text:style-name="Bullet_5f_20_5f_Symbols" loext:num-list-format="%8%." style:num-suffix="." text:bullet-char="â">
        <style:list-level-properties text:space-before="2in" text:min-label-width="0.25in"/>
        <style:text-properties style:font-name="StarSymbol"/>
      </text:list-level-style-bullet>
      <text:list-level-style-bullet text:level="9" text:style-name="Bullet_5f_20_5f_Symbols" loext:num-list-format="%9%." style:num-suffix="." text:bullet-char="â">
        <style:list-level-properties text:space-before="2.25in" text:min-label-width="0.25in"/>
        <style:text-properties style:font-name="StarSymbol"/>
      </text:list-level-style-bullet>
      <text:list-level-style-bullet text:level="10" text:style-name="Bullet_5f_20_5f_Symbols" loext:num-list-format="%10%." style:num-suffix="." text:bullet-char="â">
        <style:list-level-properties text:space-before="2.5in" text:min-label-width="0.25in"/>
        <style:text-properties style:font-name="Star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25in"/>
      </text:list-level-style-number>
      <text:list-level-style-number text:level="2" loext:num-list-format="%2%" style:num-format="">
        <style:list-level-properties text:space-before="0.5in"/>
      </text:list-level-style-number>
      <text:list-level-style-number text:level="3" loext:num-list-format="%3%" style:num-format="">
        <style:list-level-properties text:space-before="0.75in"/>
      </text:list-level-style-number>
      <text:list-level-style-number text:level="4" loext:num-list-format="%4%" style:num-format="">
        <style:list-level-properties text:space-before="1in"/>
      </text:list-level-style-number>
      <text:list-level-style-number text:level="5" loext:num-list-format="%5%" style:num-format="">
        <style:list-level-properties text:space-before="1.25in"/>
      </text:list-level-style-number>
      <text:list-level-style-number text:level="6" loext:num-list-format="%6%" style:num-format="">
        <style:list-level-properties text:space-before="1.5in"/>
      </text:list-level-style-number>
      <text:list-level-style-number text:level="7" loext:num-list-format="%7%" style:num-format="">
        <style:list-level-properties text:space-before="1.75in"/>
      </text:list-level-style-number>
      <text:list-level-style-number text:level="8" loext:num-list-format="%8%" style:num-format="">
        <style:list-level-properties text:space-before="2in"/>
      </text:list-level-style-number>
      <text:list-level-style-number text:level="9" loext:num-list-format="%9%" style:num-format="">
        <style:list-level-properties text:space-before="2.25in"/>
      </text:list-level-style-number>
      <text:list-level-style-number text:level="10" loext:num-list-format="%10%" style:num-format="">
        <style:list-level-properties text:space-before="2.5in"/>
      </text:list-level-style-number>
    </text:list-style>
    <text:list-style style:name="OrgSrcBlockNumberedLine">
      <text:list-level-style-number text:level="1" loext:num-list-format="%1%" style:num-format="1">
        <style:list-level-properties text:space-before="0.25in" text:min-label-width="0.25in" text:min-label-distance="0.0398in" fo:text-align="end"/>
      </text:list-level-style-number>
      <text:list-level-style-number text:level="2" loext:num-list-format="%2%" style:num-format="1">
        <style:list-level-properties text:space-before="0.5in" text:min-label-width="0.25in" text:min-label-distance="0.0398in" fo:text-align="end"/>
      </text:list-level-style-number>
      <text:list-level-style-number text:level="3" loext:num-list-format="%3%" style:num-format="1">
        <style:list-level-properties text:space-before="0.75in" text:min-label-width="0.25in" text:min-label-distance="0.0398in" fo:text-align="end"/>
      </text:list-level-style-number>
      <text:list-level-style-number text:level="4" loext:num-list-format="%4%" style:num-format="1">
        <style:list-level-properties text:space-before="1in" text:min-label-width="0.25in" text:min-label-distance="0.0398in" fo:text-align="end"/>
      </text:list-level-style-number>
      <text:list-level-style-number text:level="5" loext:num-list-format="%5%" style:num-format="1">
        <style:list-level-properties text:space-before="1.25in" text:min-label-width="0.25in" text:min-label-distance="0.0398in" fo:text-align="end"/>
      </text:list-level-style-number>
      <text:list-level-style-number text:level="6" loext:num-list-format="%6%" style:num-format="1">
        <style:list-level-properties text:space-before="1.5in" text:min-label-width="0.25in" text:min-label-distance="0.0398in" fo:text-align="end"/>
      </text:list-level-style-number>
      <text:list-level-style-number text:level="7" loext:num-list-format="%7%" style:num-format="1">
        <style:list-level-properties text:space-before="1.75in" text:min-label-width="0.25in" text:min-label-distance="0.0398in" fo:text-align="end"/>
      </text:list-level-style-number>
      <text:list-level-style-number text:level="8" loext:num-list-format="%8%" style:num-format="1">
        <style:list-level-properties text:space-before="2in" text:min-label-width="0.25in" text:min-label-distance="0.0398in" fo:text-align="end"/>
      </text:list-level-style-number>
      <text:list-level-style-number text:level="9" loext:num-list-format="%9%" style:num-format="1">
        <style:list-level-properties text:space-before="2.25in" text:min-label-width="0.25in" text:min-label-distance="0.0398in" fo:text-align="end"/>
      </text:list-level-style-number>
      <text:list-level-style-number text:level="10" loext:num-list-format="%10%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OrgTitlePage" style:page-layout-name="Mpm2" draw:style-name="Mdp1" style:next-style-name="OrgFrontMatterPage"/>
    <style:master-page style:name="OrgFrontMatterPage" style:page-layout-name="Mpm3" draw:style-name="Mdp1">
      <style:footer>
        <text:p text:style-name="MP1"><text:page-number text:select-page="current">0</text:page-number><text:s/></text:p>
      </style:footer>
    </style:master-page>
    <style:master-page style:name="OrgFirstPage" style:page-layout-name="Mpm4" draw:style-name="Mdp2" style:next-style-name="OrgPage">
      <style:footer>
        <text:p text:style-name="MP1"><text:page-number text:select-page="current">0</text:page-number><text:s/></text:p>
      </style:footer>
    </style:master-page>
    <style:master-page style:name="OrgPage" style:page-layout-name="Mpm5" draw:style-name="Mdp1">
      <style:footer>
        <text:p text:style-name="MP1"><text:page-number text:select-page="current">0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arba</meta:initial-creator>
    <meta:generator>LibreOffice/7.2.5.2.0$Linux_X86_64 LibreOffice_project/20$Build-2</meta:generator>
    <meta:keyword/>
    <dc:subject/>
    <dc:title>Resume</dc:title>
    <dc:date>2022-01-19T12:53:11.644240156</dc:date>
    <meta:editing-duration>PT1H19M2S</meta:editing-duration>
    <meta:editing-cycles>123</meta:editing-cycles>
    <meta:document-statistic meta:table-count="0" meta:image-count="0" meta:object-count="0" meta:page-count="1" meta:paragraph-count="29" meta:word-count="157" meta:character-count="1116" meta:non-whitespace-character-count="996"/>
  </office:meta>
</office:document-meta>
</file>